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tmega328 TQFP32</text:p>
          </table:table-cell>
          <table:table-cell table:style-name="ce1" table:number-columns-repeated="2"/>
          <table:table-cell table:style-name="ce1" office:value-type="string" calcext:value-type="string">
            <text:p>Functio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REF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CINT0/CLKO/ICP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CINT1/OC1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I Display (S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PCINT2/SS/OC1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 EEProm (S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PCINT3/OC2A/MO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PCINT4/MIS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PCINT5/S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 EEProm &amp; Dis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PCINT6/XTAL1/TOS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PCINT7/XTAL2/TOSC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PCINT8/ADC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or curr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PCINT9/AD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ition sen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PCINT10/ADC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or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PCINT11/ADC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or A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PCINT12/ADC4/S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or 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PCINT13/ADC5/SC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or B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PCINT14/RES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PCINT16/RX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S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PCINT17/TX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PCINT18/INT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RS485 TDX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PCINT19/OC2B/I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PCINT20/XCK/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oder 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PCINT21/OC0B/T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PCINT22/OC0A/AIN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PCINT23/AIN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y 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19:59:32.982891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1-17T22:37:25.417090767</dc:date>
    <meta:editing-duration>PT2H27M56S</meta:editing-duration>
    <meta:editing-cycles>12</meta:editing-cycles>
    <dc:creator>Christian Verhalen</dc:creator>
    <meta:document-statistic meta:table-count="1" meta:cell-count="102" meta:object-count="0"/>
  </office:meta>
</office:document-meta>
</file>